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ing_20_1">
      <style:text-properties officeooo:rsid="00066326" officeooo:paragraph-rsid="00066326"/>
    </style:style>
    <style:style style:name="P2" style:family="paragraph" style:parent-style-name="Subtitle">
      <style:text-properties officeooo:rsid="00066326" officeooo:paragraph-rsid="00066326"/>
    </style:style>
    <style:style style:name="P3" style:family="paragraph" style:parent-style-name="Text_20_body">
      <style:text-properties officeooo:rsid="00066326" officeooo:paragraph-rsid="00066326"/>
    </style:style>
    <style:style style:name="P4" style:family="paragraph" style:parent-style-name="Text_20_body">
      <style:text-properties officeooo:paragraph-rsid="0006632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ISC V: A didactic platform for students</text:p>
      <text:p text:style-name="Text_20_body"/>
      <text:p text:style-name="P2">Schedules and Objectives</text:p>
      <text:p text:style-name="P3">Questions : Verilog or SystemVerilog?</text:p>
      <text:p text:style-name="P3">Memory management, how to manage RAM/ROM since last years those blocks were generated by Quartus.</text:p>
      <text:h text:style-name="P1" text:outline-level="1">First Half</text:h>
      <text:p text:style-name="P3">Building a simple stage RISC-V processor with the M-extension</text:p>
      <text:p text:style-name="P3">(FENCE instruction will do nothing at first because it’s single stage)</text:p>
      <text:p text:style-name="P3">Estimations of time :</text:p>
      <text:p text:style-name="P3">Between 3-4 weeks for the basic design I’ve draw (not including CSR)</text:p>
      <text:p text:style-name="P3">Maybe 1 more week for the CSR (need explanation on this point and EBREAK/ECALL instruction)</text:p>
      <text:p text:style-name="P3">Maybe 1 more week for the HINT instruction (need also more instruction on that bug from what I’ve seen it can be related also to the CSR)</text:p>
      <text:p text:style-name="P3">And 1 week for the actual implementation of the M-extension.</text:p>
      <text:p text:style-name="P3"/>
      <text:h text:style-name="P1" text:outline-level="1">Half presentation of bachelor project</text:h>
      <text:p text:style-name="P4"/>
      <text:h text:style-name="P1" text:outline-level="1">Second Half</text:h>
      <text:p text:style-name="P3">Trying to pipeline correctly the processor in at least 3 states (Fetch, Decode, Execute), even if I think it should be more around 4 states with the addition of Memory treatment at the last one so we would have Fetch, Decode, Execute, Memory. Need to discuss on that and on maybe the need to split further in smaller step for example for the execution state.<text:line-break/><text:line-break/>From here I would need to implement also the FENCE instruction that would wait that the pipeline emptiness to execute any new instruction.</text:p>
      <text:p text:style-name="P3">Here I have no idea of how much time that can take me to implement this.</text:p>
      <text:p text:style-name="P3"><text:soft-page-break/></text:p>
      <text:h text:style-name="P1" text:outline-level="1">Final project presentation</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26T17:25:51.821896503</meta:creation-date>
    <dc:date>2023-02-26T17:42:39.875028251</dc:date>
    <meta:editing-duration>PT16M48S</meta:editing-duration>
    <meta:editing-cycles>1</meta:editing-cycles>
    <meta:document-statistic meta:table-count="0" meta:image-count="0" meta:object-count="0" meta:page-count="2" meta:paragraph-count="17" meta:word-count="234" meta:character-count="1360" meta:non-whitespace-character-count="1142"/>
    <meta:generator>LibreOffice/7.5.0.3$Linux_X86_64 LibreOffice_project/50$Build-3</meta:generator>
  </office:meta>
</office:document-meta>
</file>